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20000001FE2BDE3115.png" manifest:media-type="image/png"/>
  <manifest:file-entry manifest:full-path="Pictures/200003B00000129B00001653A1D1B50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break-before="page"/>
    </style:style>
    <style:style style:name="P14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5" style:family="paragraph" style:parent-style-name="DocText">
      <style:paragraph-properties fo:margin-top="0in" fo:margin-bottom="0in" style:contextual-spacing="false"/>
    </style:style>
    <style:style style:name="P16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7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8" style:family="paragraph" style:parent-style-name="DocHeading1">
      <style:paragraph-properties fo:break-before="page"/>
    </style:style>
    <style:style style:name="P19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DocTitle" style:master-page-name="Title_20_Page">
      <style:paragraph-properties style:page-number="auto"/>
    </style:style>
    <style:style style:name="P21" style:family="paragraph"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4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5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0"><draw:rect text:anchor-type="paragraph" draw:z-index="14" draw:style-name="gr3" draw:text-style-name="P21" svg:width="0.4898in" svg:height="8.7087in" svg:x="-0.0016in" svg:y="0.0083in"><text:p/></draw:rect>oFreq Dynamics</text:p>
      <text:p text:style-name="DocSubtitle">Fundamentals of Seakeeping</text:p>
      <text:p text:style-name="P11"/>
      <text:p text:style-name="P11"><draw:frame draw:style-name="fr2" draw:name="graphics3" text:anchor-type="paragraph" svg:width="1.8752in" svg:height="2.25in" draw:z-index="15"><draw:image xlink:href="Pictures/200003B00000129B00001653A1D1B509.wmf" xlink:type="simple" xlink:show="embed" xlink:actuate="onLoad"/></draw:frame></text:p>
      <text:p text:style-name="P11"/>
      <text:p text:style-name="P11"/>
      <text:p text:style-name="P11"/>
      <text:p text:style-name="P11"/>
      <text:p text:style-name="P19">Nicholas Barczak</text:p>
      <text:p text:style-name="P19">March 31, 2013</text:p>
      <text:p text:style-name="P19">Rev: <text:s/>1.0</text:p>
      <text:p text:style-name="P19">DMS1303-002-110-03</text:p>
      <text:p text:style-name="P14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6">Revision</text:p>
            </table:table-cell>
            <table:table-cell table:style-name="Table3.A1" office:value-type="string">
              <text:p text:style-name="P16">Date</text:p>
            </table:table-cell>
            <table:table-cell table:style-name="Table3.A1" office:value-type="string">
              <text:p text:style-name="P16">Changes</text:p>
            </table:table-cell>
            <table:table-cell table:style-name="Table3.D1" office:value-type="string">
              <text:p text:style-name="P16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5">1.00</text:p>
          </table:table-cell>
          <table:table-cell table:style-name="Table3.B2" office:value-type="date" office:date-value="1999-12-30">
            <text:p text:style-name="P15">Dec 30, 1999</text:p>
          </table:table-cell>
          <table:table-cell table:style-name="Table3.C6" office:value-type="string">
            <text:p text:style-name="P15">Initial Issue</text:p>
          </table:table-cell>
          <table:table-cell table:style-name="Table3.D6" office:value-type="string">
            <text:p text:style-name="P15"/>
          </table:table-cell>
        </table:table-row>
        <table:table-row>
          <table:table-cell table:style-name="Table3.A6">
            <text:p text:style-name="P15"/>
          </table:table-cell>
          <table:table-cell table:style-name="Table3.B6">
            <text:p text:style-name="P15"/>
          </table:table-cell>
          <table:table-cell table:style-name="Table3.C6" office:value-type="string">
            <text:p text:style-name="P15"/>
          </table:table-cell>
          <table:table-cell table:style-name="Table3.D6" office:value-type="string">
            <text:p text:style-name="P15"/>
          </table:table-cell>
        </table:table-row>
        <table:table-row>
          <table:table-cell table:style-name="Table3.A6">
            <text:p text:style-name="P15"/>
          </table:table-cell>
          <table:table-cell table:style-name="Table3.B6">
            <text:p text:style-name="P15"/>
          </table:table-cell>
          <table:table-cell table:style-name="Table3.C6" office:value-type="string">
            <text:p text:style-name="P15"/>
          </table:table-cell>
          <table:table-cell table:style-name="Table3.D6" office:value-type="string">
            <text:p text:style-name="P15"/>
          </table:table-cell>
        </table:table-row>
        <table:table-row>
          <table:table-cell table:style-name="Table3.A6">
            <text:p text:style-name="P15"/>
          </table:table-cell>
          <table:table-cell table:style-name="Table3.B6">
            <text:p text:style-name="P15"/>
          </table:table-cell>
          <table:table-cell table:style-name="Table3.C6" office:value-type="string">
            <text:p text:style-name="P15"/>
          </table:table-cell>
          <table:table-cell table:style-name="Table3.D6" office:value-type="string">
            <text:p text:style-name="P15"/>
          </table:table-cell>
        </table:table-row>
        <table:table-row>
          <table:table-cell table:style-name="Table3.A6">
            <text:p text:style-name="P15"/>
          </table:table-cell>
          <table:table-cell table:style-name="Table3.B6">
            <text:p text:style-name="P15"/>
          </table:table-cell>
          <table:table-cell table:style-name="Table3.C6" office:value-type="string">
            <text:p text:style-name="P15"/>
          </table:table-cell>
          <table:table-cell table:style-name="Table3.D6" office:value-type="string">
            <text:p text:style-name="P15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olutions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olutions (DMS).</text:p>
            <text:p text:style-name="P7">May not be used for construction or provided to any third parties without prior written consent. <text:s/></text:p>
            <text:p text:style-name="P7">Copyright 2012, Datawave Marine Solutions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7"><text:s/>1 Introduction<text:tab/>4</text:p>
          <text:p text:style-name="P17"><text:s/>2 Conclusion<text:tab/>4</text:p>
          <text:p text:style-name="P17"><text:s/>3 References<text:tab/>5</text:p>
          <text:p text:style-name="P17"><text:s text:c="2"/>Appendix A: <text:s/><text:tab/>6</text:p>
        </text:index-body>
      </text:table-of-content>
      <text:p text:style-name="DocText"/>
      <text:h text:style-name="P18" text:outline-level="1">Introduction</text:h>
      <text:p text:style-name="DocText"/>
      <text:p text:style-name="DocText"/>
      <text:h text:style-name="DocHeading1" text:outline-level="1">Waves</text:h>
      <text:p text:style-name="DocText"/>
      <text:h text:style-name="DocHeading2" text:outline-level="2">Wave Composition</text:h>
      <text:p text:style-name="DocText"/>
      <text:h text:style-name="DocHeading3" text:outline-level="3">Waves with Multiple Directions</text:h>
      <text:p text:style-name="DocText"/>
      <text:p text:style-name="DocText"/>
      <text:h text:style-name="DocHeading1" text:outline-level="1">Sea Conditions</text:h>
      <text:p text:style-name="DocText"/>
      <text:h text:style-name="DocHeading2" text:outline-level="2">Definition of a Seastate</text:h>
      <text:p text:style-name="DocText"/>
      <text:h text:style-name="DocHeading2" text:outline-level="2">Definition of a Sea Climate</text:h>
      <text:p text:style-name="Text_20_body"/>
      <text:p text:style-name="Text_20_body"/>
      <text:h text:style-name="DocHeading1" text:outline-level="1">Wave Interactions with Bodies</text:h>
      <text:p text:style-name="Text_20_body"/>
      <text:h text:style-name="DocHeading2" text:outline-level="2">Incident Waves</text:h>
      <text:p text:style-name="Text_20_body"/>
      <text:h text:style-name="DocHeading2" text:outline-level="2">Diffracted Waves</text:h>
      <text:p text:style-name="Text_20_body"/>
      <text:h text:style-name="DocHeading2" text:outline-level="2">Radiated Waves</text:h>
      <text:p text:style-name="Text_20_body"><text:soft-page-break/></text:p>
      <text:h text:style-name="DocHeading1" text:outline-level="1">Presented Data from Hydrodynamic Analysis</text:h>
      <text:p text:style-name="Text_20_body"/>
      <text:h text:style-name="DocHeading2" text:outline-level="2">Added Mass</text:h>
      <text:p text:style-name="Text_20_body"/>
      <text:h text:style-name="DocHeading2" text:outline-level="2">Added Damping</text:h>
      <text:p text:style-name="Text_20_body"/>
      <text:h text:style-name="DocHeading2" text:outline-level="2">Hydrostatic Properties</text:h>
      <text:p text:style-name="Text_20_body"/>
      <text:p text:style-name="Text_20_body"/>
      <text:p text:style-name="Text_20_body"/>
      <text:p text:style-name="DocText"/>
      <text:h text:style-name="DocHeading1" text:outline-level="1">Conclusion</text:h>
      <text:p text:style-name="DocText"/>
      <text:p text:style-name="DocText"/>
      <text:p text:style-name="P13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h text:style-name="Appendix" text:outline-level="1">Appendix A: <text:s/></text:h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13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Fundamentals of Seakeeping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2-110-03</text:p>
            </table:table-cell>
            <table:table-cell table:style-name="Table1.A1" office:value-type="string">
              <text:p text:style-name="MP4">03/31/2013</text:p>
            </table:table-cell>
          </table:table-row>
        </table:table>
        <text:p text:style-name="Header"/>
      </style:header>
      <style:footer>
        <text:p text:style-name="MP5"><draw:line text:anchor-type="paragraph" draw:z-index="5" draw:style-name="Mgr1" draw:text-style-name="MP6" svg:x1="0.011in" svg:y1="0.0102in" svg:x2="6.9244in" svg:y2="0.0102in"><text:p/></draw:line><text:span text:style-name="MT1"><text:file-name text:display="name-and-extension"/></text:span><text:tab/> <text:a xlink:type="simple" xlink:href="http://www.dmsonline.us/"><text:span text:style-name="MT1">www.dmsonline.us</text:span></text:a><text:tab/>Page <text:page-number text:select-page="current">7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7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6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3">olutions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creation-date>2013-03-31T07:47:51</meta:creation-date>
    <meta:editing-cycles>2</meta:editing-cycles>
    <meta:editing-duration>PT47S</meta:editing-duration>
    <dc:date>2013-03-31T08:03:51</dc:date>
    <meta:document-statistic meta:table-count="4" meta:image-count="3" meta:object-count="0" meta:page-count="7" meta:paragraph-count="51" meta:word-count="155" meta:character-count="1013" meta:non-whitespace-character-count="909"/>
    <meta:user-defined meta:name="Info 1"/>
    <meta:user-defined meta:name="Info 2"/>
    <meta:user-defined meta:name="Info 3"/>
    <meta:user-defined meta:name="Info 4"/>
  </office:meta>
</office:document-meta>
</file>